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ce18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Tuiuti do Parana</text:p>
      <text:p text:style-name="P2">Ciencia da Computacao</text:p>
      <text:p text:style-name="Standard">Programacao Estruturada</text:p>
      <text:p text:style-name="P3">Prof. Douglas Koerich</text:p>
      <text:p text:style-name="P4">Turma 2020/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1:37:45.330386837</meta:creation-date>
    <dc:date>2020-06-09T21:38:30.074630047</dc:date>
    <meta:editing-duration>PT52S</meta:editing-duration>
    <meta:editing-cycles>1</meta:editing-cycles>
    <meta:document-statistic meta:table-count="0" meta:image-count="0" meta:object-count="0" meta:page-count="1" meta:paragraph-count="5" meta:word-count="14" meta:character-count="106" meta:non-whitespace-character-count="97"/>
    <meta:generator>LibreOffice/6.1.5.2$Linux_X86_64 LibreOffice_project/10$Build-2</meta:generator>
  </office:meta>
</office:document-meta>
</file>